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9bf"/>
    </style:style>
    <style:style style:name="P2" style:family="paragraph" style:parent-style-name="Standard">
      <style:text-properties officeooo:rsid="001349bf" officeooo:paragraph-rsid="001349bf"/>
    </style:style>
    <style:style style:name="T1" style:family="text">
      <style:text-properties officeooo:rsid="0014af9a"/>
    </style:style>
    <style:style style:name="T2" style:family="text">
      <style:text-properties officeooo:rsid="001662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ickly now into the car, we don't want to spend all morning on the roads”, the children had just been picked up from school and it was the start of the summer holidays. <text:s/>“We'll pick up <text:s/>mummy on the way, are your bags fully packed”.</text:p>
      <text:p text:style-name="P2">“I think so, what do I need?” <text:span text:style-name="T1">Jo was carrying her bag out the front door and placing it on the pavement just outside the gate.</text:span></text:p>
      <text:p text:style-name="P2">“<text:span text:style-name="T1">As long as you've got a few changes of clothes we'll be fine, you have packed knickers haven't you”</text:span></text:p>
      <text:p text:style-name="P2">“<text:span text:style-name="T1">Yes”<text:line-break/>“You'll want your sandals won't you”</text:span></text:p>
      <text:p text:style-name="P2">“<text:span text:style-name="T1">Oh yeah” she ran back into the house.</text:span></text:p>
      <text:p text:style-name="P2">“<text:span text:style-name="T1">And you may want a mask and snorkle”</text:span></text:p>
      <text:p text:style-name="P2">“<text:span text:style-name="T1">Liz can you bring down my sandals, they're in the top section of my wardrobe” Jo called up the stairs to her sister who was still making quite a bit of noise throwing things into her bag.</text:span></text:p>
      <text:p text:style-name="P2">“<text:span text:style-name="T2">Uhh, No! Get them yourself, I can't find my purple swimsuit, have you taken it?” </text:span></text:p>
      <text:p text:style-name="P2">“<text:span text:style-name="T2">No, I'm coming up, you've probably not looked properl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Curati</meta:initial-creator>
    <meta:creation-date>2015-06-12T06:31:22.863859057</meta:creation-date>
    <dc:date>2015-06-12T07:17:42.183666416</dc:date>
    <dc:creator>Pete Curati</dc:creator>
    <meta:editing-duration>PT15M28S</meta:editing-duration>
    <meta:editing-cycles>3</meta:editing-cycles>
    <meta:generator>LibreOffice/4.2.6.3$Linux_x86 LibreOffice_project/420m0$Build-3</meta:generator>
    <meta:document-statistic meta:table-count="0" meta:image-count="0" meta:object-count="0" meta:page-count="1" meta:paragraph-count="9" meta:word-count="174" meta:character-count="903" meta:non-whitespace-character-count="735"/>
  </office:meta>
</office:document-meta>
</file>